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l" fo:country="GR" officeooo:rsid="0001d6bd" officeooo:paragraph-rsid="0001d6bd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el" fo:country="GR" officeooo:rsid="0001d6bd" officeooo:paragraph-rsid="0001d6b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language="el" fo:country="GR" officeooo:rsid="0001d6bd" officeooo:paragraph-rsid="0001d6bd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el" fo:country="GR" officeooo:rsid="0001d6bd" officeooo:paragraph-rsid="0001d6bd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Παραδοτέα που υλοποιήθηκαν</text:span> </text:p>
      <text:p text:style-name="P2"/>
      <text:p text:style-name="P2">Στη διάρκεια υλοποίησης του προτεινόμενου έργου, τα εβδομαδιαία παραδοτέα που υλοποιήθηκαν είναι τα ακόλουθα:</text:p>
      <text:p text:style-name="P2"/>
      <text:list xml:id="list451733739734406656" text:style-name="L1">
        <text:list-item>
          <text:p text:style-name="P3"><text:span text:style-name="T3">Εβδομάδα πρώτη.</text:span> Δημιουργία μοτίβου <text:span text:style-name="T1">Expanding Square pattern. </text:span></text:p>
          <text:p text:style-name="P3"><text:span text:style-name="T1"/></text:p>
        </text:list-item>
        <text:list-item>
          <text:p text:style-name="P3"><text:span text:style-name="T3">Εβδομάδα δεύτερη.</text:span> Δημιουργία μοτίβου <text:span text:style-name="T1">Creeping Line pattern. </text:span></text:p>
        </text:list-item>
      </text:list>
      <text:p text:style-name="P2"><text:span text:style-name="T1"/></text:p>
      <text:list xml:id="list115411455266467" text:continue-numbering="true" text:style-name="L1">
        <text:list-item>
          <text:p text:style-name="P3"><text:span text:style-name="T3">Εβδομάδα τρίτη.</text:span> Δημιουργία μοτίβου <text:span text:style-name="T1">Circle pattern. </text:span></text:p>
        </text:list-item>
      </text:list>
      <text:p text:style-name="P2"><text:span text:style-name="T1"/></text:p>
      <text:list xml:id="list115412681229511" text:continue-numbering="true" text:style-name="L1">
        <text:list-item>
          <text:p text:style-name="P3"><text:span text:style-name="T3">Εβδομάδα τέταρτη.</text:span> Υπολογισμός ορισμένων ποσοτικών χαρακτηριστικών των μοτίβων που αναπτύχθηκαν. </text:p>
        </text:list-item>
      </text:list>
      <text:p text:style-name="P2"/>
      <text:list xml:id="list115412575243531" text:continue-numbering="true" text:style-name="L1">
        <text:list-item>
          <text:p text:style-name="P3"><text:span text:style-name="T3">Εβδομάδα πέμπτη.</text:span> Απεικόνιση των μοτίβων που αναπτύχθηκαν μέσω του <text:span text:style-name="T1">Google Earth. </text:span></text:p>
        </text:list-item>
      </text:list>
      <text:p text:style-name="P2"><text:span text:style-name="T1"/></text:p>
      <text:list xml:id="list115412958348113" text:continue-numbering="true" text:style-name="L1">
        <text:list-item>
          <text:p text:style-name="P3"><text:span text:style-name="T3">Εβδομάδα έκτη.</text:span> Ολοκλήρωση του παραδείγματος για την περιοχή της Λέσβου και συγκεκριμένα για το δάσος στο ανατολικό τμήμα του νησιού. </text:p>
        </text:list-item>
      </text:list>
      <text:p text:style-name="P2"/>
      <text:list xml:id="list115411370825214" text:continue-numbering="true" text:style-name="L1">
        <text:list-item>
          <text:p text:style-name="P3"><text:span text:style-name="T3">Εβδομάδα έβδομη.</text:span> Ολοκλήρωση του βασικού κώδικα και έλεγχος αυτού με στόχο τη μελλοντική δημιουργία πακέτου σε γλώσσα <text:span text:style-name="T1">R. </text:span></text:p>
        </text:list-item>
      </text:list>
      <text:p text:style-name="P2"><text:span text:style-name="T1"/></text:p>
      <text:p text:style-name="P2">Όλα τα παραδοτέα περιγράφονται στην ακόλουθη διεύθυνση:</text:p>
      <text:p text:style-name="P1"><text:a xlink:type="simple" xlink:href="https://github.com/ellak-monades-aristeias/fpaUAV/wiki/Βασικά-μοτίβα-εναέριων-διαδρομών" text:style-name="Internet_20_link" text:visited-style-name="Visited_20_Internet_20_Link"><text:span text:style-name="T2">https://github.com/ellak-monades-aristeias/fpaUAV/wiki/%CE%92%CE%B1%CF%83%CE%B9%CE%BA%CE%AC-%CE%BC%CE%BF%CF%84%CE%AF%CE%B2%CE%B1-%CE%B5%CE%BD%CE%B1%CE%AD%CF%81%CE%B9%CF%89%CE%BD-%CE%B4%CE%B9%CE%B1%CE%B4%CF%81%CE%BF%CE%BC%CF%8E%CE%BD</text:span></text:a></text:p>
      <text:p text:style-name="P2"/>
      <text:p text:style-name="P2">Ο διαθέσιμος κώδικας και τα αρχεία που χρησιμοποιήθηκαν βρίσκονται στο κεντρικό αποθετήριο:</text:p>
      <text:p text:style-name="P1"><text:a xlink:type="simple" xlink:href="https://github.com/ellak-monades-aristeias/fpaUAV" text:style-name="Internet_20_link" text:visited-style-name="Visited_20_Internet_20_Link"><text:span text:style-name="T2">https://github.com/ellak-monades-aristeias/fpaUAV</text:span></text:a><text:span text:style-name="T2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1:40:35.232000000</meta:creation-date>
    <dc:date>2015-10-20T11:54:10.634000000</dc:date>
    <meta:editing-duration>PT13M35S</meta:editing-duration>
    <meta:editing-cycles>1</meta:editing-cycles>
    <meta:document-statistic meta:table-count="0" meta:image-count="0" meta:object-count="0" meta:page-count="1" meta:paragraph-count="14" meta:word-count="125" meta:character-count="1174" meta:non-whitespace-character-count="1060"/>
    <meta:generator>LibreOffice/4.4.2.2$Windows_x86 LibreOffice_project/c4c7d32d0d49397cad38d62472b0bc8acff48dd6</meta:generator>
  </office:meta>
</office:document-meta>
</file>